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style-name="ce13" office:value-type="string" calcext:value-type="string">
            <text:p>same/better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style-name="ce13" office:value-type="string" calcext:value-type="string">
            <text:p>same/better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4"/>
          <table:table-cell table:style-name="Default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table:number-columns-repeated="2"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19:14:46.396843397</dc:date>
    <meta:editing-duration>PT4H49M46S</meta:editing-duration>
    <meta:editing-cycles>52</meta:editing-cycles>
    <meta:generator>LibreOffice/7.6.6.3$Linux_X86_64 LibreOffice_project/60$Build-3</meta:generator>
    <meta:document-statistic meta:table-count="4" meta:cell-count="3229" meta:object-count="0"/>
  </office:meta>
</office:document-meta>
</file>